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ff9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fill="solid" draw:fill-color="#9933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712cm" fo:min-width="0.984cm"/>
    </style:style>
    <style:style style:name="gr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712cm" fo:min-width="1.374cm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14.93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13.388cm"/>
    </style:style>
    <style:style style:name="gr1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16.559cm"/>
    </style:style>
    <style:style style:name="gr11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03cm" fo:min-width="13.434cm"/>
    </style:style>
    <style:style style:name="gr14" style:family="graphic" style:parent-style-name="standard">
      <style:graphic-properties draw:marker-start="Arrow" draw:fill="solid" draw:fill-color="#ff3333" draw:textarea-horizontal-align="justify" draw:textarea-vertical-align="middle" draw:auto-grow-height="false" fo:min-height="6.938cm" fo:min-width="0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776cm" fo:min-width="0.984cm"/>
    </style:style>
    <style:style style:name="gr1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268cm" fo:min-width="1.374cm"/>
    </style:style>
    <style:style style:name="gr17" style:family="graphic" style:parent-style-name="standard">
      <style:graphic-properties draw:marker-start="Arrow" draw:fill="solid" draw:fill-color="#ff3333" draw:textarea-horizontal-align="justify" draw:textarea-vertical-align="middle" draw:auto-grow-height="false" fo:min-height="7.10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99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solid" draw:fill-color="#9933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66ff99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ff66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6.35cm" svg:x="8.948cm" svg:y="2.394cm">
          <text:p text:style-name="P1">GitHub</text:p>
          <text:p text:style-name="P1">(remot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35cm" svg:x="9.202cm" svg:y="12.808cm">
          <text:p text:style-name="P1">Phil@work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0.672cm" svg:y="16.908cm">
          <text:p text:style-name="P1">your_project</text:p>
          <text:p text:style-name="P1">(clon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1.442cm" svg:y="6.61cm">
          <text:p text:style-name="P1">your_projec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3.41cm" svg:x="10.414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16.002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484cm" svg:height="0.962cm" svg:x="8.128cm" svg:y="10.668cm">
          <draw:text-box>
            <text:p>pull</text:p>
          </draw:text-box>
        </draw:frame>
        <draw:frame draw:style-name="gr6" draw:text-style-name="P5" draw:layer="layout" svg:width="1.874cm" svg:height="0.962cm" svg:x="18.034cm" svg:y="10.668cm">
          <draw:text-box>
            <text:p>push</text:p>
          </draw:text-box>
        </draw:frame>
        <draw:frame draw:style-name="gr7" draw:text-style-name="P6" draw:layer="layout" svg:width="15.433cm" svg:height="1.28cm" svg:x="7.62cm" svg:y="0.762cm">
          <draw:text-box>
            <text:p><text:span text:style-name="T1">Backup and version control workflow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9" draw:layer="layout" svg:width="15.748cm" svg:height="4.826cm" svg:x="6.858cm" svg:y="2.286cm">
          <text:p text:style-name="P8"><text:span text:style-name="T2">GitHub</text:span></text:p>
          <text:p text:style-name="P8"><text:span text:style-name="T2">(remo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9.398cm" svg:height="6.35cm" svg:x="2.032cm" svg:y="13.208cm">
          <text:p text:style-name="P1"><text:span text:style-name="T2">Phil@work</text:span></text:p>
          <text:p text:style-name="P1"><text:span text:style-name="T2">(local)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8.89cm" svg:height="6.35cm" svg:x="16.002cm" svg:y="13.208cm">
          <text:p text:style-name="P1"><text:span text:style-name="T2">Mike@work</text:span></text:p>
          <text:p text:style-name="P1"><text:span text:style-name="T2">(local)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588cm" svg:height="2.032cm" svg:x="17.472cm" svg:y="17.308cm">
          <text:p text:style-name="P1"><text:span text:style-name="T2">our_project</text:span></text:p>
          <text:p text:style-name="P1"><text:span text:style-name="T2">(clo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588cm" svg:height="2.032cm" svg:x="3.556cm" svg:y="17.308cm">
          <text:p text:style-name="P1"><text:span text:style-name="T2">our_project</text:span></text:p>
          <text:p text:style-name="P1"><text:span text:style-name="T2">(clo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588cm" svg:height="2.032cm" svg:x="12.954cm" svg:y="4.064cm">
          <text:p text:style-name="P1"><text:span text:style-name="T2">our_project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3.888cm" svg:height="1.28cm" svg:x="9.548cm" svg:y="0.762cm">
          <draw:text-box>
            <text:p><text:span text:style-name="T1">Collaboration workflow 1 (Co-op)</text:span></text:p>
          </draw:text-box>
        </draw:frame>
        <draw:custom-shape draw:style-name="gr3" draw:text-style-name="P3" draw:layer="layout" svg:width="1.016cm" svg:height="3.41cm" svg:x="19.914cm" svg:y="8.3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21.402cm" svg:y="8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2" draw:layer="layout" svg:width="1.484cm" svg:height="0.962cm" svg:x="17.628cm" svg:y="9.669cm">
          <draw:text-box>
            <text:p><text:span text:style-name="T2">pull</text:span></text:p>
          </draw:text-box>
        </draw:frame>
        <draw:frame draw:style-name="gr6" draw:text-style-name="P12" draw:layer="layout" svg:width="1.874cm" svg:height="0.962cm" svg:x="23.434cm" svg:y="9.669cm">
          <draw:text-box>
            <text:p><text:span text:style-name="T2">push</text:span></text:p>
          </draw:text-box>
        </draw:frame>
        <draw:custom-shape draw:style-name="gr3" draw:text-style-name="P3" draw:layer="layout" svg:width="1.016cm" svg:height="3.41cm" svg:x="6.014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7.502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2" draw:layer="layout" svg:width="1.484cm" svg:height="0.962cm" svg:x="3.728cm" svg:y="9.97cm">
          <draw:text-box>
            <text:p><text:span text:style-name="T2">pull</text:span></text:p>
          </draw:text-box>
        </draw:frame>
        <draw:frame draw:style-name="gr6" draw:text-style-name="P12" draw:layer="layout" svg:width="1.874cm" svg:height="0.962cm" svg:x="9.534cm" svg:y="9.97cm">
          <draw:text-box>
            <text:p><text:span text:style-name="T2">push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1.082cm" svg:height="4.826cm" svg:x="4.826cm" svg:y="2.794cm">
          <text:p text:style-name="P1">GitHub</text:p>
          <text:p text:style-name="P1">(remot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6.35cm" svg:x="2.032cm" svg:y="13.208cm">
          <text:p text:style-name="P1">Phil@work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35cm" svg:x="16.002cm" svg:y="13.208cm">
          <text:p text:style-name="P1">Mike@work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7.472cm" svg:y="17.308cm">
          <text:p text:style-name="P1">our_project</text:p>
          <text:p text:style-name="P1">(clon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3.556cm" svg:y="17.308cm">
          <text:p text:style-name="P1">our_project</text:p>
          <text:p text:style-name="P1">(clone of fork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5.742cm" svg:y="5.264cm">
          <text:p text:style-name="P1">our_project</text:p>
          <text:p text:style-name="P1">(fork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8.642cm" svg:y="5.21cm">
          <text:p text:style-name="P1">our_project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7.059cm" svg:height="1.28cm" svg:x="7.33cm" svg:y="0.762cm">
          <draw:text-box>
            <text:p><text:span text:style-name="T1">Collaboration workflow 2 (Team Captain)</text:span></text:p>
          </draw:text-box>
        </draw:frame>
        <draw:custom-shape draw:style-name="gr3" draw:text-style-name="P3" draw:layer="layout" svg:width="1.016cm" svg:height="3.41cm" svg:x="19.914cm" svg:y="8.3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21.402cm" svg:y="8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484cm" svg:height="0.962cm" svg:x="17.628cm" svg:y="9.669cm">
          <draw:text-box>
            <text:p>pull</text:p>
          </draw:text-box>
        </draw:frame>
        <draw:frame draw:style-name="gr6" draw:text-style-name="P5" draw:layer="layout" svg:width="1.874cm" svg:height="0.962cm" svg:x="23.434cm" svg:y="9.669cm">
          <draw:text-box>
            <text:p>push</text:p>
          </draw:text-box>
        </draw:frame>
        <draw:custom-shape draw:style-name="gr3" draw:text-style-name="P3" draw:layer="layout" svg:width="1.016cm" svg:height="3.41cm" svg:x="6.014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7.502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484cm" svg:height="0.962cm" svg:x="3.728cm" svg:y="9.97cm">
          <draw:text-box>
            <text:p>pull</text:p>
          </draw:text-box>
        </draw:frame>
        <draw:frame draw:style-name="gr6" draw:text-style-name="P5" draw:layer="layout" svg:width="1.874cm" svg:height="0.962cm" svg:x="9.534cm" svg:y="9.97cm">
          <draw:text-box>
            <text:p>push</text:p>
          </draw:text-box>
        </draw:frame>
        <draw:custom-shape draw:style-name="gr11" draw:text-style-name="P14" draw:layer="layout" svg:width="3.302cm" svg:height="1.016cm" svg:x="13.546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3.774cm" svg:height="0.962cm" svg:x="13.462cm" svg:y="7.428cm">
          <draw:text-box>
            <text:p>pull request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1.082cm" svg:height="4.826cm" svg:x="4.826cm" svg:y="2.794cm">
          <text:p text:style-name="P1">GitHub</text:p>
          <text:p text:style-name="P1">(remot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6.35cm" svg:x="2.032cm" svg:y="13.208cm">
          <text:p text:style-name="P1">Phil@work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9cm" svg:height="6.35cm" svg:x="16.002cm" svg:y="13.208cm">
          <text:p text:style-name="P1">Mike@work</text:p>
          <text:p text:style-name="P1">(loca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7.472cm" svg:y="17.308cm">
          <text:p text:style-name="P1">our_project</text:p>
          <text:p text:style-name="P1">(clone of fork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3.556cm" svg:y="17.308cm">
          <text:p text:style-name="P1">our_project</text:p>
          <text:p text:style-name="P1">(clone of fork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5.742cm" svg:y="5.264cm">
          <text:p text:style-name="P1">our_project</text:p>
          <text:p text:style-name="P1">(fork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2.032cm" svg:x="12.954cm" svg:y="2.286cm">
          <text:p text:style-name="P1">our_project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3.934cm" svg:height="1.28cm" svg:x="6.858cm" svg:y="0.498cm">
          <draw:text-box>
            <text:p><text:span text:style-name="T1">Collaboratio</text:span><text:span text:style-name="T1">n workflow </text:span><text:span text:style-name="T1">3 (El jefe)</text:span></text:p>
          </draw:text-box>
        </draw:frame>
        <draw:custom-shape draw:style-name="gr14" draw:text-style-name="P3" draw:layer="layout" svg:width="1.248cm" svg:height="7.535cm" draw:transform="rotate (0.436332312998582) translate (14.887cm 6.633cm)">
          <text:p/>
          <draw:enhanced-geometry svg:viewBox="0 0 21600 21600" draw:text-areas="?f0 0 ?f2 ?f5" draw:mirror-horizontal="false" draw:mirror-vertical="false" draw:type="down-arrow" draw:modifiers="17871.5525554484 7914.20911528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3.41cm" svg:x="21.402cm" svg:y="8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484cm" svg:height="0.962cm" svg:x="17.312cm" svg:y="9.452cm">
          <draw:text-box>
            <text:p>pull</text:p>
          </draw:text-box>
        </draw:frame>
        <draw:frame draw:style-name="gr6" draw:text-style-name="P5" draw:layer="layout" svg:width="1.874cm" svg:height="0.962cm" svg:x="22.256cm" svg:y="9.96cm">
          <draw:text-box>
            <text:p>push</text:p>
          </draw:text-box>
        </draw:frame>
        <draw:custom-shape draw:style-name="gr4" draw:text-style-name="P4" draw:layer="layout" svg:width="1.016cm" svg:height="3.41cm" svg:x="7.502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5" draw:layer="layout" svg:width="1.484cm" svg:height="1.026cm" svg:x="10.962cm" svg:y="9.642cm">
          <draw:text-box>
            <text:p>pull</text:p>
          </draw:text-box>
        </draw:frame>
        <draw:frame draw:style-name="gr16" draw:text-style-name="P5" draw:layer="layout" svg:width="1.874cm" svg:height="0.962cm" svg:x="5.842cm" svg:y="10.16cm">
          <draw:text-box>
            <text:p>push</text:p>
          </draw:text-box>
        </draw:frame>
        <draw:custom-shape draw:style-name="gr11" draw:text-style-name="P14" draw:layer="layout" svg:width="3.302cm" svg:height="1.016cm" draw:transform="rotate (0.577529449484924) translate (10.436cm 5.3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588cm" svg:height="2.032cm" svg:x="19.05cm" svg:y="5.588cm">
          <text:p text:style-name="P1">our_project</text:p>
          <text:p text:style-name="P1">(fork)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02cm" svg:height="1.016cm" draw:transform="rotate (2.4621359757884) translate (19.682cm 6.4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1.248cm" svg:height="7.71cm" draw:transform="rotate (-0.383972435438753) translate (13.924cm 6.126cm)">
          <text:p/>
          <draw:enhanced-geometry svg:viewBox="0 0 21600 21600" draw:text-areas="?f0 0 ?f2 ?f5" draw:mirror-horizontal="false" draw:mirror-vertical="false" draw:type="down-arrow" draw:modifiers="17871.5525554484 7914.20911528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3.774cm" svg:height="0.962cm" svg:x="9.062cm" svg:y="4.028cm">
          <draw:text-box>
            <text:p>pull request</text:p>
          </draw:text-box>
        </draw:frame>
        <draw:frame draw:style-name="gr12" draw:text-style-name="P5" draw:layer="layout" svg:width="3.774cm" svg:height="0.962cm" svg:x="18.362cm" svg:y="4.128cm">
          <draw:text-box>
            <text:p>pull request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V</meta:initial-creator>
    <meta:creation-date>2018-03-16T11:16:57.571424765</meta:creation-date>
    <dc:date>2019-05-30T10:25:02.872886286</dc:date>
    <meta:editing-duration>P1DT21H10M36S</meta:editing-duration>
    <meta:editing-cycles>4</meta:editing-cycles>
    <meta:generator>LibreOffice/6.0.7.3$Linux_X86_64 LibreOffice_project/00m0$Build-3</meta:generator>
    <meta:document-statistic meta:object-count="92"/>
  </office:meta>
</office:document-meta>
</file>